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3b7" officeooo:paragraph-rsid="001d03b7"/>
    </style:style>
    <style:style style:name="P2" style:family="paragraph" style:parent-style-name="Standard">
      <style:text-properties officeooo:rsid="001d03b7" officeooo:paragraph-rsid="00201f42"/>
    </style:style>
    <style:style style:name="P3" style:family="paragraph" style:parent-style-name="Standard">
      <style:text-properties officeooo:rsid="00201f42" officeooo:paragraph-rsid="00201f42"/>
    </style:style>
    <style:style style:name="P4" style:family="paragraph" style:parent-style-name="Standard">
      <style:text-properties fo:font-weight="bold" officeooo:rsid="001d03b7" officeooo:paragraph-rsid="001d03b7" style:font-weight-asian="bold" style:font-weight-complex="bold"/>
    </style:style>
    <style:style style:name="P5" style:family="paragraph" style:parent-style-name="Standard">
      <style:text-properties fo:font-weight="bold" officeooo:rsid="001d03b7" officeooo:paragraph-rsid="0022de2b" style:font-weight-asian="bold" style:font-weight-complex="bold"/>
    </style:style>
    <style:style style:name="P6" style:family="paragraph" style:parent-style-name="Standard">
      <style:text-properties fo:font-weight="bold" officeooo:rsid="0022de2b" officeooo:paragraph-rsid="0022de2b" style:font-weight-asian="bold" style:font-weight-complex="bold"/>
    </style:style>
    <style:style style:name="P7" style:family="paragraph" style:parent-style-name="Standard">
      <style:text-properties fo:font-weight="normal" officeooo:rsid="0021805c" officeooo:paragraph-rsid="0021805c" style:font-weight-asian="normal" style:font-weight-complex="normal"/>
    </style:style>
    <style:style style:name="P8" style:family="paragraph" style:parent-style-name="Standard">
      <style:text-properties fo:font-weight="normal" officeooo:rsid="0022ce82" officeooo:paragraph-rsid="0022ce82" style:font-weight-asian="normal" style:font-weight-complex="normal"/>
    </style:style>
    <style:style style:name="P9" style:family="paragraph" style:parent-style-name="Standard">
      <style:text-properties officeooo:rsid="0022ce82" officeooo:paragraph-rsid="0022ce82"/>
    </style:style>
    <style:style style:name="T1" style:family="text">
      <style:text-properties officeooo:rsid="001e68fd"/>
    </style:style>
    <style:style style:name="T2" style:family="text">
      <style:text-properties officeooo:rsid="001eb473"/>
    </style:style>
    <style:style style:name="T3" style:family="text">
      <style:text-properties officeooo:rsid="00201f42"/>
    </style:style>
    <style:style style:name="T4" style:family="text">
      <style:text-properties officeooo:rsid="0022ce82"/>
    </style:style>
    <style:style style:name="T5" style:family="text">
      <style:text-properties officeooo:rsid="0022de2b"/>
    </style:style>
    <style:style style:name="T6" style:family="text">
      <style:text-properties officeooo:rsid="00258cc2"/>
    </style:style>
    <style:style style:name="T7" style:family="text">
      <style:text-properties officeooo:rsid="0025c8a6"/>
    </style:style>
    <style:style style:name="T8" style:family="text">
      <style:text-properties officeooo:rsid="002803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p text:style-name="P1"/>
      <text:p text:style-name="P4">The Ironclad</text:p>
      <text:p text:style-name="P4"/>
      <text:p text:style-name="P6">Offense: 4</text:p>
      <text:p text:style-name="P6">Defense: 2</text:p>
      <text:p text:style-name="P6">Utility: 1</text:p>
      <text:p text:style-name="P1"/>
      <text:p text:style-name="P3">The Ironclad is a stout warrior, capable of rapidly building strength <text:span text:style-name="T4">to power his attacks. He can also gain advantages in battle by sacrificing his own health, and can build stalwart defenses to counter any offense.</text:span></text:p>
      <text:p text:style-name="P1"/>
      <text:p text:style-name="P1">You can now play Power cards. Powers remain in play permanently and provide passive bonuses that cannot be removed.</text:p>
      <text:p text:style-name="P1"/>
      <text:p text:style-name="P1"><text:span text:style-name="T3">Starting</text:span> HP: 25</text:p>
      <text:p text:style-name="P1"><text:span text:style-name="T4">Starting Relic</text:span>: <text:span text:style-name="T4">Burning Blood</text:span></text:p>
      <text:p text:style-name="P1"/>
      <text:p text:style-name="P4">The Mesmer</text:p>
      <text:p text:style-name="P4"/>
      <text:p text:style-name="P6">Offense: 2</text:p>
      <text:p text:style-name="P6">Defense: 1</text:p>
      <text:p text:style-name="P6">Utility: 4</text:p>
      <text:p text:style-name="P4"/>
      <text:p text:style-name="P7">The Mesmer is a trickster, using distractions and mirages as a way to mitigate the attacks of enemies <text:span text:style-name="T4">and</text:span> amplify the <text:span text:style-name="T4">offense of allies. Furthermore, her use of quick, evasive attacks can lead to fatal combos.</text:span></text:p>
      <text:p text:style-name="P1"/>
      <text:p text:style-name="P1">You can now play Illusion cards. Illusions can be applied to either allies or enemies, providing temporary boons <text:span text:style-name="T2">or</text:span> debuffs.</text:p>
      <text:p text:style-name="P1"/>
      <text:p text:style-name="P2"><text:span text:style-name="T3">Starting</text:span> HP: <text:span text:style-name="T4">1</text:span>5</text:p>
      <text:p text:style-name="P9">Starting Relic: Carnival Mask</text:p>
      <text:p text:style-name="P1"/>
      <text:p text:style-name="P4">The Trapper</text:p>
      <text:p text:style-name="P4"/>
      <text:p text:style-name="P6">Offense: 2</text:p>
      <text:p text:style-name="P6">Defense: 4</text:p>
      <text:p text:style-name="P6">Utility: 2</text:p>
      <text:p text:style-name="P4"/>
      <text:p text:style-name="P8">The Trapper is a rogue, specializing in <text:span text:style-name="T8">defenses and</text:span> <text:span text:style-name="T8">the use of poisons to wear down his prey. Turning his opponents attacks against themselves through the use of trap</text:span></text:p>
      <text:p text:style-name="P1"/>
      <text:p text:style-name="P1">You can now play Trap cards. Trap cards can be set on allies <text:span text:style-name="T1">and trigger when they are attacked by an enemy. After use, these cards are exhausted.</text:span></text:p>
      <text:p text:style-name="P1"/>
      <text:p text:style-name="P2"><text:span text:style-name="T3">Starting</text:span> HP: 2<text:span text:style-name="T5">0</text:span></text:p>
      <text:p text:style-name="P3">Starting Relic: <text:span text:style-name="T5">Backpack</text:span></text:p>
      <text:p text:style-name="P1"/>
      <text:p text:style-name="P4">The Gunslinger</text:p>
      <text:p text:style-name="P5"/>
      <text:p text:style-name="P6">Offense: 2</text:p>
      <text:p text:style-name="P6">Defense: 4</text:p>
      <text:p text:style-name="P6"><text:soft-page-break/>Utility: 2</text:p>
      <text:p text:style-name="P6"/>
      <text:p text:style-name="P2">You can now play Trap cards. Trap cards can be set on allies <text:span text:style-name="T1">and trigger when they are attacked by </text:span></text:p>
      <text:p text:style-name="P2"/>
      <text:p text:style-name="P2"><text:span text:style-name="T3">Starting</text:span> HP: 25</text:p>
      <text:p text:style-name="P3">Starting Relic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6:30:26.773811484</meta:creation-date>
    <dc:date>2018-09-11T22:40:43.593210748</dc:date>
    <meta:editing-duration>PT3H34M23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2" meta:paragraph-count="32" meta:word-count="246" meta:character-count="1408" meta:non-whitespace-character-count="1192"/>
  </office:meta>
</office:document-meta>
</file>